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 table:number-rows-repeated="3156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 style:data-style-name="N2" text:time-value="08:59:50.6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05-06-23T12:25:26</meta:creation-date>
    <dc:date>2020-10-05T16:53:40.314000000</dc:date>
    <meta:editing-cycles>269</meta:editing-cycles>
    <meta:editing-duration>P12DT18H48M25S</meta:editing-duration>
    <meta:document-statistic meta:table-count="3" meta:cell-count="2549" meta:object-count="0"/>
    <meta:user-defined meta:name="Info 1"/>
    <meta:user-defined meta:name="Info 2"/>
    <meta:user-defined meta:name="Info 3"/>
    <meta:user-defined meta:name="Info 4"/>
  </office:meta>
</office:document-meta>
</file>